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404183495"/><text:bookmark text:name="TI000000831"/><text:bookmark text:name="_ref292445923"/>Глава 22. Механизм криптографии</text:h>
      <text:h text:style-name="Heading_20_2" text:outline-level="2"><text:bookmark text:name="_ref423708609"/><text:bookmark text:name="_ref423708608"/><text:bookmark text:name="TI000000832"/><text:bookmark text:name="IssOgl1_22.1_Общая_информация"/>22.1. Общая информация</text:h>
      <text:p text:style-name="Text_20_body">При использовании системы «1С:Предприятие» в системах автоматизации может быть необходимо обеспечить проверку, что тот или иной документ, хранящийся в системе, не был изменен (например, к объекту базы данных Договор прикладывается документ, содержащий текст самого договора). Также может возникать необходимость обеспечить передачу какой-либо подписанной информации или организовать утверждение какого-либо документа в рамках системы. Возможны ситуации, когда требуется обеспечить передачу информации по открытым каналам так, чтобы с ней было невозможно ознакомиться, перехватив передачу (зашифровать данные).</text:p>
      <text:p text:style-name="Text_20_body">Для подобных ситуаций в системе «1С:Предприятие» реализован механизм криптографии, базирующийся на асимметричном шифровании (используется пара ключей ‑ открытый и закрытый).</text:p>
      <text:p text:style-name="Text_20_body">Внимание! Механизм криптографии «1С:Предприятия» не содержит реализации собственно алгоритмов криптографии. Он обеспечивает набор объектов, позволяющих взаимодействовать с внешними модулями криптографии сторонних производителей.</text:p>
      <text:p text:style-name="Text_20_body">Открытый ключ предназначен для передачи по открытым каналам. Закрытый ключ для распространения не предназначен и должен быть максимально защищен.</text:p>
      <text:p text:style-name="Text_20_body">Чтобы зашифровать данные, необходимо знать открытые ключи получателей. Для расшифровки нужно иметь закрытый ключ, являющийся парой для открытого, указанного при осуществлении шифрования. Для генерации цифровой подписи нужен закрытый ключ, а для проверки подписи ‑ открытый ключ подписавшего (чаще всего открытый ключ включен в саму подпись).</text:p>
      <text:p text:style-name="Text_20_body">При шифровании данных, кроме асимметричного шифрования, используется симметричное шифрование. Симметричное шифрование ‑ это способ шифрования, когда для шифрования и расшифровки используется один и тот же ключ. Особенности применения симметричного шифрования будут описаны далее в разделе.</text:p>
      <text:p text:style-name="Text_20_body">Для того чтобы подтвердить, что конкретный открытый ключ действительно принадлежит некоторому субъекту, служит удостоверяющий центр, который предоставляет такую гарантию посредством подписи.</text:p>
      <text:p text:style-name="Text_20_body">Сертификат ‑ это открытый ключ, подписанный удостоверяющим центром. Ввиду необходимости защиты закрытый ключ существует в контейнере. Контейнер ключей может включать помимо закрытого ключа открытый ключ (например, в виде сертификата).</text:p>
      <text:p text:style-name="Text_20_body">При работе с механизмом криптографии следует учитывать, где выполняется эта работа. Причина заключается в том, что схемы работы с криптографией на стороне клиентского приложения и на стороне сервера существенно отличаются. На стороне сервера используются так называемые синхронные методы работы с криптографией, в то время как на стороне клиентского приложения используются асинхронные методы работы.</text:p>
      <text:p text:style-name="Text_20_body">Для работы в веб-клиенте должно быть установлено расширение работы с криптографией. Особенностью веб-клиента является выполнение запроса разрешения пользователя на выполнение некоторых операций: доступ к файловой системе и к закрытому ключу.</text:p>
      <text:h text:style-name="Heading_20_2" text:outline-level="2"><text:bookmark text:name="TI000000833"/><text:bookmark text:name="IssOgl1_22.2_Основные_понятия"/>22.2. Основные понятия</text:h>
      <text:p text:style-name="Text_20_body">При описании механизмов будут использоваться некоторые термины.</text:p>
      <text:p text:style-name="Text_20_body">Электронная цифровая подпись (далее ‑ ЭЦП) ‑ последовательность данных, полученная в результате криптографического преобразования исходной информации с использованием закрытого ключа ЭЦП. <text:soft-page-break/>Позволяет подтверждать целостность и неизменность этой информации, а также ее авторство при условии использования открытого ключа ЭЦП и его сертификата.</text:p>
      <text:p text:style-name="Text_20_body">Центр по удостоверению подлинности электронной цифровой подписи (далее ‑ Удостоверяющий центр) ‑ юридическое лицо или выделенное подразделение юридического лица, обладающее правомочиями на удостоверение принадлежности конкретного открытого ключа ЭЦП определенному пользователю.</text:p>
      <text:p text:style-name="Text_20_body">Владелец сертификата ключа ‑ физическое лицо, на имя которого удостоверяющим центром изготовлен сертификат открытого ключа и которое владеет соответствующим закрытым (секретным) ключом.</text:p>
      <text:p text:style-name="Text_20_body">Сертификат ‑ электронный документ, включающий открытый ключ и информацию о владельце данного ключа, заверенную с помощью ЭЦП удостоверяющим центром.</text:p>
      <text:p text:style-name="Text_20_body">Модуль криптографии ‑ библиотека функций, в которой реализованы непосредственно криптографические алгоритмы или через которую осуществляется доступ к механизмам шифрования.</text:p>
      <text:h text:style-name="Heading_20_2" text:outline-level="2"><text:bookmark text:name="_ref392762494"/><text:bookmark text:name="_ref392762493"/><text:bookmark text:name="TI000000834"/><text:bookmark text:name="IssOgl1_22.3_Общая_схема_использования_механизмов_криптографии"/>22.3. Общая схема использования механизмов криптографии</text:h>
      <text:p text:style-name="Text_20_body">При работе с криптографическими механизмами можно выделить два основных варианта использования:</text:p>
      <text:p text:style-name="Text_20_body">● шифрование/расшифровка данных;</text:p>
      <text:p text:style-name="Text_20_body">● подпись/проверка подписи данных.</text:p>
      <text:p text:style-name="Text_20_body">Общая схема работы при шифровании/расшифровке выглядит следующим образом:</text:p>
      <text:p text:style-name="Text_20_body">1. Создается необходимый объект доступа к криптографической функциональности (объект МенеджерКриптографии).</text:p>
      <text:p text:style-name="Text_20_body">2. Выбирается необходимый сертификат, который является открытым ключом принимающей стороны (объект СертификатКриптографии). С помощью этого сертификата будет выполняться шифрование данных.</text:p>
      <text:p text:style-name="Text_20_body">3. Выполняется шифрование необходимого файла или двоичных данных с помощью методов Зашифровать() созданного объекта типа МенеджерКриптографии.</text:p>
      <text:p text:style-name="Text_20_body">В процессе шифрования используется комбинация симметричного и асимметричного шифрования. Вначале система формирует ключ для симметричного шифрования, затем этим ключом выполняется шифрование требуемых данных. Затем ключ симметричного шифрования шифруется асимметричным ключом. Пакет данных, пригодный для передачи по открытым каналам, формируется из трех составляющих: зашифрованные данные, зашифрованный ключ для симметричного шифрования и список получателей. Пакет данных формируется по спецификации CMS (базируется на PKCS#7).</text:p>
      <text:p text:style-name="Text_20_body">4. Зашифрованные данные готовы для передачи по открытым каналам.</text:p>
      <text:p text:style-name="Text_20_body">5. При получении зашифрованных данных выполняется обратная операция.</text:p>
      <text:p text:style-name="Text_20_body">6. Создается необходимый объект доступа к криптографической функциональности. Модуль криптографии, связанный с объектом, должен поддерживает работу с алгоритмами, которые использованы для шифрования данных.</text:p>
      <text:p text:style-name="Text_20_body">7. Выполняется расшифровка полученных данных с помощью метода Расшифровать() созданного объекта доступа к криптографической функциональности.</text:p>
      <text:p text:style-name="Text_20_body">При расшифровке из пришедшего пакета извлекается зашифрованный ключ для симметричного шифрования и расшифровывается с использованием закрытого ключа (парный к открытому ключу, который использовался для шифрования). Затем полученный ключ используется в симметричном алгоритме для расшифровки массива полученных данных. Таким образом, если принимающая сторона («из» асимметричного шифрования) не имеет закрытого ключа, будет невозможно расшифровать данные симметричным алгоритмом.</text:p>
      <text:p text:style-name="Text_20_body"><text:soft-page-break/>Общая схема работы при подписи/проверке подписи выглядит следующим образом:</text:p>
      <text:p text:style-name="Text_20_body">1. Создается необходимый объект доступа к криптографической функциональности (объект МенеджерКриптографии).</text:p>
      <text:p text:style-name="Text_20_body">2. Выбирается необходимый сертификат, связанный с закрытым ключом подписывающей стороны (объект СертификатКриптографии). С помощью этого сертификата будет выполняться формирование ЭЦП.</text:p>
      <text:p text:style-name="Text_20_body">3. Выполняется формирование ЭЦП необходимого файла или двоичных данных с помощью методов Подписать() созданного объекта типа МенеджерКриптографии.</text:p>
      <text:p text:style-name="Text_20_body">При формировании подписи следует учитывать следующие особенности: вначале формируется хеш-сумма подписываемых данных и затем выполняется подпись полученной хеш-суммы. Это сделано для того, чтобы уменьшить время, необходимое для выполнения операции подписи данных.</text:p>
      <text:p text:style-name="Text_20_body">В силу этого рекомендуется явным образом указывать алгоритмы, которые будут использоваться как для вычисления хеш-суммы (свойство АлгоритмХеширования), так и для выполнения подписи (свойство АлгоритмПодписи). Если принимающая сторона не будет поддерживать используемые алгоритмы (хеширования и подписи), то проверить подпись будет невозможно.</text:p>
      <text:p text:style-name="Text_20_body">Для того чтобы явным образом указать используемые алгоритмы, следует воспользоваться методом ПолучитьИнформацияМодуляКриптографии() менеджера криптографии. В результате использования метода будет получен объект ИнформацияМодуляКриптографии, в котором свойства АлгоритмыПодписи и АлгоритмыХеширования будут содержать список алгоритмов, которые поддерживает используемый модуль криптографии. В свойства менеджера криптографии следует указывать те данные, которые содержатся в свойствах объекта ИнформацияМодуляКриптографии.</text:p>
      <text:p text:style-name="Text_20_body">Информация об используемых алгоритмах будет содержаться в подписи, поэтому нет необходимости дополнительно передавать ее вместе с подписанными данными.</text:p>
      <text:p text:style-name="Text_20_body">4. Подписываемые данные с электронной цифровой подписью передаются принимаемой стороне.</text:p>
      <text:p text:style-name="Text_20_body">5. После получения подписанных данных и ЭЦП выполняется обратная операция.</text:p>
      <text:p text:style-name="Text_20_body">6. Создается необходимый объект доступа к криптографической функциональности. Модуль криптографии, связанный с объектом, должен поддерживает работу с алгоритмами, которые использованы для формирования ЭЦП.</text:p>
      <text:p text:style-name="Text_20_body">7. Выполняется проверка электронной подписи с помощью метода ПроверитьПодпись() созданного объекта доступа к криптографическому функционалу. Если модуль криптографии, используемый для проверки подписи, не поддерживает алгоритм, используемые для вычисления хеш-суммы и подписи данных, то проверить подпись будет невозможно и будет выдана ошибка.</text:p>
      <text:p text:style-name="Text_20_body">Сертификаты, необходимые для выполнения криптографических операций, получают у соответствующего удостоверяющего центра.</text:p>
      <text:p text:style-name="Text_20_body">При работе с объектом МенеджерКриптографии не рекомендуется получать несколько хранилищ сертификатов с одинаковыми характеристиками, поскольку модификация одного хранилища может привести к разному поведению другого, в зависимости от используемых модулей криптографии.</text:p>
      <text:h text:style-name="Heading_20_2" text:outline-level="2"><text:bookmark text:name="TI000000835"/><text:bookmark text:name="IssOgl1_22.4_Работа_с_модулями_криптографии"/>22.4. Работа с модулями криптографии</text:h>
      <text:p text:style-name="Text_20_body">Для взаимодействия с модулями криптографии в ОС Windows используется Microsoft CryptoAPI.</text:p>
      <text:p text:style-name="Text_20_body">Для взаимодействия с модулями криптографии в ОС Linux используется непосредственное взаимодействие с установленными компонентами.</text:p>
      <text:p text:style-name="Text_20_body">Список поддерживаемых компонент:</text:p>
      <text:p text:style-name="Text_20_body"><text:soft-page-break/>● Средство криптографической защиты информации КриптоПро. Для использования данного средства следует в качестве параметра ТипМодуляКриптографии конструктора объекта МенеджерКриптографии указать значение 75.</text:p>
      <text:h text:style-name="Heading_20_2" text:outline-level="2"><text:bookmark text:name="_ref400551097"/><text:bookmark text:name="TI000000836"/><text:bookmark text:name="IssOgl1_22.5_Примеры_использования"/>22.5. Примеры использования</text:h>
      <text:p text:style-name="Text_20_body">В данном разделе приводятся примеры реализация некоторых типовых задач при использовании механизма криптографии.</text:p>
      <text:p text:style-name="Text_20_body">Создание объекта доступа к криптографическому функционалу</text:p>
      <text:p text:style-name="Text_20_body">Создание объекта доступа к криптографическому функционалу является базовой операцией, без выполнения которой невозможны дальнейшие операции с механизмом криптографии.</text:p>
      <text:p text:style-name="Text_20_body"><text:a xlink:type="simple" xlink:href="javascript:" text:style-name="Internet_20_link" text:visited-style-name="Visited_20_Internet_20_Link">Копировать в буфер обмена</text:a> </text:p>
      <text:p text:style-name="P1">МенеджерКриптографии = Новый МенеджерКриптографии("", "", 75);</text:p>
      <text:p text:style-name="Text_20_body">В данном примере создается модуль для работы с российскими модулями криптографии (значение параметра ТипМодуляКриптографии равен 75).</text:p>
      <text:p text:style-name="Text_20_body">Получение списка сертификатов</text:p>
      <text:p text:style-name="Text_20_body">Формируется список сертификатов из выбранных хранилищ сертификатов для дальнейшей работы с этим списком.</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Функция ПолучитьСписокСертификатов(ТипМенеджераКриптографии, МассивТипов, ПроверятьДатуОкончания)</text:p>
      <text:p text:style-name="Preformatted_20_Text"><text:s text:c="4"/>// Список сертификатов</text:p>
      <text:p text:style-name="Preformatted_20_Text"><text:s text:c="4"/>СписокСертификатов = Новый Массив;</text:p>
      <text:p text:style-name="Preformatted_20_Text"><text:s text:c="4"/>МенеджерКриптографии = Новый МенеджерКриптографии("", "", ТипМенеджераКриптографии);</text:p>
      <text:p text:style-name="Preformatted_20_Text"><text:s text:c="4"/>Для Каждого ТипХранилища Из МассивТипов Цикл</text:p>
      <text:p text:style-name="Preformatted_20_Text"><text:s text:c="8"/>// Получаем сертификаты для каждого типа хранилища сертификатов</text:p>
      <text:p text:style-name="Preformatted_20_Text"><text:s text:c="8"/>Хранилище = МенеджерКриптографии.ПолучитьХранилищеСертификатов(ТипХранилища);</text:p>
      <text:p text:style-name="Preformatted_20_Text"><text:s text:c="8"/>// Выбираем все сертификаты</text:p>
      <text:p text:style-name="Preformatted_20_Text"><text:s text:c="8"/>СертификатыХранилища = Хранилище.ПолучитьВсе();</text:p>
      <text:p text:style-name="Preformatted_20_Text"><text:s text:c="8"/>ТекущаяДата = ТекущаяДата();</text:p>
      <text:p text:style-name="Preformatted_20_Text"><text:s text:c="8"/>Для Каждого Сертификат Из СертификатыХранилища Цикл</text:p>
      <text:p text:style-name="Preformatted_20_Text"><text:s text:c="12"/>Если ПроверятьДатуОкончания И Сертификат.ДатаОкончания &lt; ТекущаяДата Тогда</text:p>
      <text:p text:style-name="Preformatted_20_Text"><text:s text:c="16"/>// Пропускаем истекшие сертификаты, если нужно</text:p>
      <text:p text:style-name="Preformatted_20_Text"><text:s text:c="16"/>Продолжить;</text:p>
      <text:p text:style-name="Preformatted_20_Text"><text:s text:c="12"/>КонецЕсли;</text:p>
      <text:p text:style-name="Preformatted_20_Text"><text:s text:c="12"/>СписокСертификатов.Добавить(Сертификат);</text:p>
      <text:p text:style-name="Preformatted_20_Text"><text:s text:c="8"/>КонецЦикла;</text:p>
      <text:p text:style-name="Preformatted_20_Text"><text:s text:c="4"/>КонецЦикла;</text:p>
      <text:p text:style-name="Preformatted_20_Text"><text:s text:c="4"/>Возврат СписокСертификатов;</text:p>
      <text:p text:style-name="Preformatted_20_Text">КонецФункции</text:p>
      <text:p text:style-name="Preformatted_20_Text">&amp;НаКлиенте</text:p>
      <text:p text:style-name="Preformatted_20_Text">Процедура ПолучениеСпискаСертификатов()</text:p>
      <text:p text:style-name="Preformatted_20_Text"><text:s text:c="4"/>ТипыХранилищ = Новый Массив;</text:p>
      <text:p text:style-name="Preformatted_20_Text"><text:s text:c="4"/>ТипыХранилищ.Добавить(ТипХранилищаСертификатовКриптографии.ПерсональныеСертификаты);</text:p>
      <text:p text:style-name="Preformatted_20_Text"><text:s text:c="4"/>ТипыХранилищ.Добавить(ТипХранилищаСертификатовКриптографии.СертификатыПолучателей);</text:p>
      <text:p text:style-name="Preformatted_20_Text"><text:s text:c="4"/>Список = ПолучитьСписокСертификатов(75, ТипыХранилищ, Истина);</text:p>
      <text:p text:style-name="Preformatted_20_Text"><text:s text:c="4"/>// ...</text:p>
      <text:p text:style-name="P1">КонецПроцедуры</text:p>
      <text:p text:style-name="Text_20_body">Шифрование файла</text:p>
      <text:p text:style-name="Text_20_body">Выполняется шифрование интерактивно выбранного файла и интерактивная запись зашифрованного файла на диск клиентского компьютера.</text:p>
      <text:p text:style-name="Text_20_body"><text:soft-page-break/>В целях демонстрации для операции шифрования всегда используется первый по списку сертификат из всех сертификатов, установленных на компьютере.</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Функция ЗашифроватьНаСервере(АдресДанных, ДанныеСертификатов)</text:p>
      <text:p text:style-name="Preformatted_20_Text"><text:s text:c="4"/>// Создадим сертификаты на основании двоичных данных сертификатов с клиента</text:p>
      <text:p text:style-name="Preformatted_20_Text"><text:s text:c="4"/>Сертификаты = Новый Массив();</text:p>
      <text:p text:style-name="Preformatted_20_Text"><text:s text:c="4"/>Для Каждого ДанныеСертификата Из ДанныеСертификатов Цикл</text:p>
      <text:p text:style-name="Preformatted_20_Text"><text:s text:c="8"/>Сертификаты.Добавить(Новый СертификатКриптографии(ДанныеСертификата));</text:p>
      <text:p text:style-name="Preformatted_20_Text"><text:s text:c="4"/>КонецЦикла;</text:p>
      <text:p text:style-name="Preformatted_20_Text"><text:s text:c="4"/>МенеджерКриптографии = Новый МенеджерКриптографии("", "", 75);</text:p>
      <text:p text:style-name="Preformatted_20_Text"><text:s text:c="4"/>// Получим файл для шифрования из временного хранилища</text:p>
      <text:p text:style-name="Preformatted_20_Text"><text:s text:c="4"/>Данные = ПолучитьИзВременногоХранилища(АдресДанных);</text:p>
      <text:p text:style-name="Preformatted_20_Text"><text:s text:c="4"/>Если ТипЗнч(Данные) &lt;&gt; Тип("ДвоичныеДанные") Тогда</text:p>
      <text:p text:style-name="Preformatted_20_Text"><text:s text:c="8"/>Возврат Ложь;</text:p>
      <text:p text:style-name="Preformatted_20_Text"><text:s text:c="4"/>КонецЕсли;</text:p>
      <text:p text:style-name="Preformatted_20_Text"><text:s text:c="4"/>// Шифруем двоичные данные</text:p>
      <text:p text:style-name="Preformatted_20_Text"><text:s text:c="4"/>ЗашифрованныеДвоичныеДанные = МенеджерКриптографии.Зашифровать(Данные, Сертификаты);</text:p>
      <text:p text:style-name="Preformatted_20_Text"><text:s text:c="4"/>// Сохраняем во временное хранилище</text:p>
      <text:p text:style-name="Preformatted_20_Text"><text:s text:c="4"/>АдресДанных = ПоместитьВоВременноеХранилище(ЗашифрованныеДвоичныеДанные);</text:p>
      <text:p text:style-name="Preformatted_20_Text"><text:s text:c="4"/>Возврат Истина;</text:p>
      <text:p text:style-name="Preformatted_20_Text">КонецФункции</text:p>
      <text:p text:style-name="Preformatted_20_Text">&amp;НаКлиенте</text:p>
      <text:p text:style-name="Preformatted_20_Text">Процедура ШифрованиеФайла()</text:p>
      <text:p text:style-name="Preformatted_20_Text"><text:s text:c="4"/>Адрес = "";</text:p>
      <text:p text:style-name="Preformatted_20_Text"><text:s text:c="4"/>Результат = ПоместитьФайл(Адрес, , , Истина);</text:p>
      <text:p text:style-name="Preformatted_20_Text"><text:s text:c="4"/>Если Не Результат Тогда</text:p>
      <text:p text:style-name="Preformatted_20_Text"><text:s text:c="8"/>Возврат;</text:p>
      <text:p text:style-name="Preformatted_20_Text"><text:s text:c="4"/>КонецЕсли;</text:p>
      <text:p text:style-name="Preformatted_20_Text"><text:s text:c="4"/>ТипыСертификатов = Новый Массив;</text:p>
      <text:p text:style-name="Preformatted_20_Text"><text:s text:c="4"/>ТипыСертификатов.Добавить(ТипХранилищаСертификатовКриптографии.ПерсональныеСертификаты);</text:p>
      <text:p text:style-name="Preformatted_20_Text"><text:s text:c="4"/>Список = ПолучитьСписокСертификатов(75, ТипыСертификатов, Истина);</text:p>
      <text:p text:style-name="Preformatted_20_Text"><text:s text:c="4"/>// В примере всегда шифруем с помощью первого по порядку сертификата</text:p>
      <text:p text:style-name="Preformatted_20_Text"><text:s text:c="4"/>Сертификаты = Новый Массив;</text:p>
      <text:p text:style-name="Preformatted_20_Text"><text:s text:c="4"/>Сертификаты.Добавить(Список[0].Выгрузить());</text:p>
      <text:p text:style-name="Preformatted_20_Text"><text:s text:c="4"/>// Шифруем файл</text:p>
      <text:p text:style-name="Preformatted_20_Text"><text:s text:c="4"/>Результат = ЗашифроватьНаСервере(Адрес, Сертификаты);</text:p>
      <text:p text:style-name="Preformatted_20_Text"><text:s text:c="4"/>Если Не Результат Тогда</text:p>
      <text:p text:style-name="Preformatted_20_Text"><text:s text:c="8"/>Возврат;</text:p>
      <text:p text:style-name="Preformatted_20_Text"><text:s text:c="4"/>КонецЕсли;</text:p>
      <text:p text:style-name="Preformatted_20_Text"><text:s text:c="4"/>// Интерактивно сохраняем зашифрованный файл на диск</text:p>
      <text:p text:style-name="Preformatted_20_Text"><text:s text:c="4"/>ПолучитьФайл(Адрес, , Истина);</text:p>
      <text:p text:style-name="P1">КонецПроцедуры</text:p>
      <text:p text:style-name="Text_20_body">Расшифровка файла</text:p>
      <text:p text:style-name="Text_20_body">Выполняется попытка расшифровки выбранного файла. Необходима реализация функции ПолучитьПарольДоступа(), которая возвращает значение пароля доступа к закрытому ключу.</text:p>
      <text:p text:style-name="Text_20_body">Примечание. При использовании метода Расшифровать() исключение будет вызвано только после того, как неудачно завершились попытки расшифровки с помощью всех доступных сертификатов, а не после первой ошибк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РасшифровкаФайла()</text:p>
      <text:p text:style-name="Preformatted_20_Text"><text:s text:c="4"/>// Выбрать зашифрованный файл</text:p>
      <text:p text:style-name="Preformatted_20_Text"><text:s text:c="4"/>Адрес = "";</text:p>
      <text:p text:style-name="Preformatted_20_Text"><text:s text:c="4"/>Результат = ПоместитьФайл(Адрес, , , Истина);</text:p>
      <text:p text:style-name="Preformatted_20_Text"><text:s text:c="4"/>Если Не Результат Тогда</text:p>
      <text:p text:style-name="Preformatted_20_Text"><text:s text:c="8"/>Возврат;</text:p>
      <text:p text:style-name="Preformatted_20_Text"><text:s text:c="4"/>КонецЕсли;</text:p>
      <text:p text:style-name="Preformatted_20_Text"><text:s text:c="4"/>Данные = ПолучитьИзВременногоХранилища(Адрес);</text:p>
      <text:p text:style-name="Preformatted_20_Text"><text:s text:c="4"/>// Расшировать файл</text:p>
      <text:p text:style-name="Preformatted_20_Text"><text:s text:c="4"/>МенеджерКриптографии = Новый МенеджерКриптографии("", "", 75);</text:p>
      <text:p text:style-name="Preformatted_20_Text"><text:s text:c="4"/>МенеджерКриптографии.ПарольДоступаКЗакрытомуКлючу = ПолучитьПарольДоступа();</text:p>
      <text:p text:style-name="Preformatted_20_Text"><text:soft-page-break/><text:s text:c="4"/>РасшифрованныеДанные = МенеджерКриптографии.Расшифровать(Данные);</text:p>
      <text:p text:style-name="Preformatted_20_Text"><text:s text:c="4"/>Адрес = ПоместитьВоВременноеХранилище(РасшифрованныеДанные);</text:p>
      <text:p text:style-name="Preformatted_20_Text"><text:s text:c="4"/>ПолучитьФайл(Адрес, , Истина);</text:p>
      <text:p text:style-name="P1">КонецПроцедуры</text:p>
      <text:p text:style-name="Text_20_body">Формирование ЭЦП</text:p>
      <text:p text:style-name="Text_20_body">Выполняется формирование файла с электронной цифровой подписью. В данном примере ЭЦП всегда сохраняется в файл signature.sign. Необходима реализация функции ПолучитьПарольДоступа(), которая возвращает значение пароля доступа к закрытому ключу.</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дписатьФайл()</text:p>
      <text:p text:style-name="Preformatted_20_Text"><text:s text:c="4"/>Адрес = "";</text:p>
      <text:p text:style-name="Preformatted_20_Text"><text:s text:c="4"/>Результат = ПоместитьФайл(Адрес, , , Истина);</text:p>
      <text:p text:style-name="Preformatted_20_Text"><text:s text:c="4"/>Если Не Результат Тогда</text:p>
      <text:p text:style-name="Preformatted_20_Text"><text:s text:c="8"/>Возврат;</text:p>
      <text:p text:style-name="Preformatted_20_Text"><text:s text:c="4"/>КонецЕсли;</text:p>
      <text:p text:style-name="Preformatted_20_Text"><text:s text:c="4"/>ТипыСертификатов = Новый Массив;</text:p>
      <text:p text:style-name="Preformatted_20_Text"><text:s text:c="4"/>ТипыСертификатов.Добавить(ТипХранилищаСертификатовКриптографии.ПерсональныеСертификаты);</text:p>
      <text:p text:style-name="Preformatted_20_Text"><text:s text:c="4"/>Список = ПолучитьСписокСертификатов(75, ТипыСертификатов, Истина);</text:p>
      <text:p text:style-name="Preformatted_20_Text"><text:s text:c="4"/>Сертификат = Список[0];</text:p>
      <text:p text:style-name="Preformatted_20_Text"><text:s text:c="4"/>Данные = ПолучитьИзВременногоХранилища(Адрес);</text:p>
      <text:p text:style-name="Preformatted_20_Text"><text:s text:c="4"/>МенеджерКриптографии = Новый МенеджерКриптографии("", "", 75);</text:p>
      <text:p text:style-name="Preformatted_20_Text"><text:s text:c="4"/>МенеджерКриптографии.ПарольДоступаКЗакрытомуКлючу = ПолучитьПарольДоступа();</text:p>
      <text:p text:style-name="Preformatted_20_Text"><text:s text:c="4"/>МенеджерКриптографии.Подписать(Данные, "signature.sign", Сертификат);</text:p>
      <text:p text:style-name="P1">КонецПроцедуры</text:p>
      <text:p text:style-name="Text_20_body">Проверка ЭЦП</text:p>
      <text:p text:style-name="Text_20_body">Функция выполняет проверку действительности ЭЦП для пары оригинальный файл ‑ файл ЭЦП.</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Функция ПроверитьПодписьФайла(ИмяПодписанногоФайла, ИмяФайлаПодписи)</text:p>
      <text:p text:style-name="Preformatted_20_Text"><text:s text:c="4"/>Сертификат = Неопределено;</text:p>
      <text:p text:style-name="Preformatted_20_Text"><text:s text:c="4"/>МенеджерКриптографии = Новый МенеджерКриптографии("", "", 75);</text:p>
      <text:p text:style-name="Preformatted_20_Text"><text:s text:c="4"/>Попытка</text:p>
      <text:p text:style-name="Preformatted_20_Text"><text:s text:c="8"/>МенеджерКриптографии.ПроверитьПодпись(ИмяПодписанногоФайла, ИмяФайлаПодписи, Сертификат);</text:p>
      <text:p text:style-name="Preformatted_20_Text"><text:s text:c="4"/>Исключение</text:p>
      <text:p text:style-name="Preformatted_20_Text"><text:s text:c="8"/>Возврат Ложь;</text:p>
      <text:p text:style-name="Preformatted_20_Text"><text:s text:c="4"/>КонецПопытки</text:p>
      <text:p text:style-name="Preformatted_20_Text"><text:s text:c="4"/>Возврат Истина;</text:p>
      <text:p text:style-name="P1">КонецФункции</text:p>
      <text:h text:style-name="Heading_20_2" text:outline-level="2"><text:bookmark text:name="_ref400962578"/><text:bookmark text:name="_ref405477378"/><text:bookmark text:name="_ref405477377"/><text:bookmark text:name="TI000001508"/><text:bookmark text:name="IssOgl1_22.6_Асинхронная_работа_с_механизмом_криптографии"/>22.6. Асинхронная работа с механизмом криптографии</text:h>
      <text:p text:style-name="Text_20_body">Использование асинхронной схемы работы с криптографией имеет ряд особенностей:</text:p>
      <text:p text:style-name="Text_20_body">1. Она доступна только на стороне клиентского приложения. На стороне сервера следует использовать синхронный способ работы.</text:p>
      <text:p text:style-name="Text_20_body">2. Инициализация объектов доступа к криптографической функциональности отличается от своих синхронных аналогов.</text:p>
      <text:p text:style-name="Text_20_body">Рассмотрим пример работы с криптографической функциональностью в асинхронном режиме. В качестве примера будет рассмотрен процесс получения списка сертификатов из определенного типа хранилища сертификатов.</text:p>
      <text:p text:style-name="Text_20_body">Примечание. Пример, приведенный ниже, не является законченным. Он предназначен для демонстрации асинхронной работы со средствами криптографии.</text:p>
      <text:p text:style-name="Text_20_body"><text:soft-page-break/><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лучитьСписокСертификатов()</text:p>
      <text:p text:style-name="Preformatted_20_Text"><text:s text:c="4"/>ДополнительныеПараметры = Новый Структура;</text:p>
      <text:p text:style-name="Preformatted_20_Text"><text:s text:c="4"/>ДополнительныеПараметры.Вставить("ТипХранилищаСертификатов", ТипХранилищаСертификатовКриптографии.ПерсональныеСертификаты);</text:p>
      <text:p text:style-name="Preformatted_20_Text"><text:s text:c="4"/>ДополнительныеПараметры.Вставить("ПроверятьДатуОкончания", Истина);</text:p>
      <text:p text:style-name="Preformatted_20_Text"><text:s text:c="4"/>ОписаниеОповещения = Новый ОписаниеОповещения("ПолучитьСписокСертификатовЗавершение", ЭтотОбъект, ДополнительныеПараметры);</text:p>
      <text:p text:style-name="Preformatted_20_Text"><text:s text:c="4"/>ДополнительныеПараметры.Вставить("ОповещениеЗавершения", ОписаниеОповещения);</text:p>
      <text:p text:style-name="Preformatted_20_Text"><text:s text:c="4"/>ОбратныйВызов = Новый ОписаниеОповещения("ИнициализацияЗавершение", ЭтотОбъект, ДополнительныеПараметры);</text:p>
      <text:p text:style-name="Preformatted_20_Text"><text:s text:c="4"/>Криптография = Новый МенеджерКриптографии;</text:p>
      <text:p text:style-name="Preformatted_20_Text"><text:s text:c="4"/>Криптография.НачатьИнициализацию(ОбратныйВызов, "", "", 75);</text:p>
      <text:p text:style-name="Preformatted_20_Text">КонецПроцедуры</text:p>
      <text:p text:style-name="Preformatted_20_Text">&amp;НаКлиенте</text:p>
      <text:p text:style-name="Preformatted_20_Text">Процедура ПолучитьСписокСертификатовЗавершение(СписокСертификатов, ДополнительныеПараметры) Экспорт</text:p>
      <text:p text:style-name="Preformatted_20_Text"><text:s text:c="4"/>// здесь используем полученные сертификаты</text:p>
      <text:p text:style-name="Preformatted_20_Text">КонецПроцедуры</text:p>
      <text:p text:style-name="Preformatted_20_Text">&amp;НаКлиенте</text:p>
      <text:p text:style-name="Preformatted_20_Text">Процедура ИнициализацияЗавершение(Менеджер, ДополнительныеПараметры) Экспорт</text:p>
      <text:p text:style-name="Preformatted_20_Text"><text:s text:c="4"/>Оповещение = Новый ОписаниеОповещения("ПолучениеХранилищаСертификатовЗавершение", ЭтотОбъект, ДополнительныеПараметры);</text:p>
      <text:p text:style-name="Preformatted_20_Text"><text:s text:c="4"/>Менеджер.НачатьПолучениеХранилищаСертификатов(Оповещение, ДополнительныеПараметры.ТипХранилищаСертификатов);</text:p>
      <text:p text:style-name="Preformatted_20_Text">КонецПроцедуры</text:p>
      <text:p text:style-name="Preformatted_20_Text">&amp;НаКлиенте</text:p>
      <text:p text:style-name="Preformatted_20_Text">Процедура ПолучениеХранилищаСертификатовЗавершение(Хранилище, ДополнительныеПараметры) Экспорт</text:p>
      <text:p text:style-name="Preformatted_20_Text"><text:s text:c="4"/>Оповещение = Новый ОписаниеОповещения("МассивСертификатовЗавершение", ЭтотОбъект, ДополнительныеПараметры);</text:p>
      <text:p text:style-name="Preformatted_20_Text"><text:s text:c="4"/>Хранилище.НачатьПолучениеВсех(Оповещение);</text:p>
      <text:p text:style-name="Preformatted_20_Text">КонецПроцедуры</text:p>
      <text:p text:style-name="Preformatted_20_Text">&amp;НаКлиенте</text:p>
      <text:p text:style-name="Preformatted_20_Text">Процедура МассивСертификатовЗавершение(Сертификаты, ДополнительныеПараметры) Экспорт</text:p>
      <text:p text:style-name="Preformatted_20_Text"><text:s text:c="4"/>Результат = Новый Массив;</text:p>
      <text:p text:style-name="Preformatted_20_Text"><text:s text:c="4"/>ТекущаяДата = ТекущаяДата();</text:p>
      <text:p text:style-name="Preformatted_20_Text"><text:s text:c="4"/>Для Каждого Сертификат Из Сертификаты Цикл</text:p>
      <text:p text:style-name="Preformatted_20_Text"><text:s text:c="8"/>Если ДополнительныеПараметры.ПроверятьДатуОкончания И Сертификат.ДатаОкончания &lt; ТекущаяДата Тогда</text:p>
      <text:p text:style-name="Preformatted_20_Text"><text:s text:c="12"/>Продолжить;</text:p>
      <text:p text:style-name="Preformatted_20_Text"><text:s text:c="8"/>КонецЕсли;</text:p>
      <text:p text:style-name="Preformatted_20_Text"><text:s text:c="8"/>Результат.Добавить(Сертификат);</text:p>
      <text:p text:style-name="Preformatted_20_Text"><text:s text:c="4"/>КонецЦикла;</text:p>
      <text:p text:style-name="Preformatted_20_Text"><text:s text:c="4"/>ВыполнитьОбработкуОповещения(ДополнительныеПараметры.ОповещениеЗавершения, Результат);</text:p>
      <text:p text:style-name="P1">КонецПроцедуры</text:p>
      <text:p text:style-name="Text_20_body">Данный пример полностью иллюстрирует особенности работы с криптографией в асинхронном режиме. Получение списка сертификатов начинается с вызова метода ПолучитьСписокСертификатов() и заканчивается вызовом метода ПолучитьСписокСертификатовЗавершение(). Собственно получение состоит из инициализации модуля работы с криптографией и использования асинхронных аналогов следующих синхронных методов: ПолучитьХранилищеСертификатов() и ПолучитьВсе(). Также отдельным образом выполняется проверка на истекшие сертификаты. Оповещение ИнициализацияЗавершение() будет вызвано после того, как завершится инициализация менеджера криптографии. Затем работа строится аналогичным образом: в обработчике завершения предыдущего метода вызывается следующее действие, в обработчике завершения которого происходит очередное действие и т. д.</text:p>
      <text:p text:style-name="Text_20_body">Получается четкая последовательность действий:</text:p>
      <text:p text:style-name="Text_20_body"><text:a xlink:type="simple" xlink:href="javascript:" text:style-name="Internet_20_link" text:visited-style-name="Visited_20_Internet_20_Link">Копировать в буфер обмена</text:a> </text:p>
      <text:p text:style-name="Preformatted_20_Text">ПолучитьСписокСертификатов()--&gt;</text:p>
      <text:p text:style-name="Preformatted_20_Text"><text:s text:c="4"/>ИнициализацияЗавершение()--&gt;</text:p>
      <text:p text:style-name="Preformatted_20_Text"><text:s text:c="8"/>ПолучениеХранилищаСертификатовЗавершение()--&gt;</text:p>
      <text:p text:style-name="Preformatted_20_Text"><text:s text:c="12"/>МассивСертификатовЗавершение()--&gt;</text:p>
      <text:p text:style-name="P1">ПолучитьСписокСертификатовЗавершение()</text:p>
      <text:p text:style-name="Text_20_body"><text:soft-page-break/>Особого внимания требует только последний переход. В обработчике оповещения МассивСертификатовЗавершение() не вызывается никакого асинхронного метода, который требует указания обработчика оповещения. Нужное описание оповещения поступает в самый последний (по цепочке вызовов) обработчик оповещения с помощью задания дополнительных параметров. Нужные действия выполняются в методе ПолучитьСписокСертификатов(), а в самом последнем обработчике (ПолучитьСписокСертификатовЗавершение()) происходит явный вызов обработчика, «указатель» на который последовательно передавался по цепочки обработчиков с помощью дополнительных параметров. Фактический возврат происходит в результате выполнения метода ВыполнитьОбработкуОповещения().</text:p>
      <text:p text:style-name="Text_20_body">Пример разработан для использования в модуле формы, но переработка примера для работы из общих модулей не представляет существенной проблемы. В этом случае первые две процедуры примера будут в одном общем модуле, а остальные ‑ в другом, с соответствующей корректировкой описания обработчиков оповещения и вызовов методов.</text:p>
      <text:p text:style-name="Text_20_body">Аналогичным образом будут выглядеть и другие<text:bookmark text:name="_ref292445924"/> типичные приемы работы с криптографией.</text:p>
      <text:p text:style-name="Text_20_body">Для работы с механизмом криптографии в веб-клиенте следует установить расширение работы с криптографией (см. <text:a xlink:type="simple" xlink:href="https://its.1c.ru/db/content/v8313doc/src/руководство%20разработчика/глава%204.%20встроенный%20язык.htm?_=1542379434#_ref404250037" text:style-name="Internet_20_link" text:visited-style-name="Visited_20_Internet_20_Link">здесь</text:a>), при этом следует помнить, что в веб-браузерах, кроме Google Chrome и Mozilla Firefox, можно использовать как синхронные, так и асинхронные методы работы с криптографией. При этом используемый набор методов определяется свойством конфигурации Режим использования синхронных вызовов расширений платформы и внешних компонент (см. <text:a xlink:type="simple" xlink:href="https://its.1c.ru/db/content/v8313doc/src/руководство%20разработчика/глава%205.%20объекты%20конфигурации.htm?_=1542379434#_ref370288523" text:style-name="Internet_20_link" text:visited-style-name="Visited_20_Internet_20_Link">здесь</text:a>). При использовании веб-браузеров Google Chrome и Mozilla Firefox доступны только асинхронные методы работы с криптографией. Соответствие методов можно увидеть в Синтакс-помощнике, в описании синхронных методов.</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1:25.728421237</dc:date>
    <meta:editing-duration>PT43M35S</meta:editing-duration>
    <meta:editing-cycles>30</meta:editing-cycles>
    <meta:generator>LibreOffice/5.1.6.2$Linux_X86_64 LibreOffice_project/10m0$Build-2</meta:generator>
    <meta:document-statistic meta:table-count="0" meta:image-count="0" meta:object-count="0" meta:page-count="8" meta:paragraph-count="244" meta:word-count="2194" meta:character-count="21762" meta:non-whitespace-character-count="19204"/>
  </office:meta>
</office:document-meta>
</file>